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1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0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fo:border="0.51pt solid #000000" style:vertical-align="middle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="0.51pt solid #000000" style:vertical-align="middle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e6e6ff" style:text-align-source="fix" style:repeat-content="false" fo:border="0.51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Note">
      <style:graphic-properties fo:min-height="0.667cm" loext:decorative="false"/>
      <style:paragraph-properties style:writing-mode="lr-tb"/>
      <style:text-properties fo:font-size="8pt" style:font-size-asian="8pt" style:font-size-complex="8pt"/>
    </style:style>
    <style:style style:name="gr3" style:family="graphic" style:parent-style-name="Note">
      <style:graphic-properties fo:min-height="0.341cm" loext:decorative="false"/>
      <style:paragraph-properties style:writing-mode="lr-tb"/>
      <style:text-properties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Bar" table:style-name="ta1">
        <table:shapes>
          <draw:frame draw:z-index="0" draw:name="B2-C3-entries-props" draw:style-name="gr1" draw:text-style-name="P1" svg:width="12.787cm" svg:height="6.43cm" svg:x="6.672cm" svg:y="1.029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Name</text:p>
          </table:table-cell>
          <table:table-cell table:style-name="ce5" office:value-type="string" calcext:value-type="string">
            <text:p>%</text:p>
          </table:table-cell>
        </table:table-row>
        <table:table-row table:style-name="ro1">
          <table:table-cell>
            <office:annotation office:display="true" draw:style-name="gr2" draw:text-style-name="P2" svg:width="8.545cm" svg:height="0.867cm" svg:x="1.581cm" svg:y="1.626cm" draw:caption-point-x="-0.974cm" draw:caption-point-y="-0.713cm">
              <dc:creator>Unknown Author</dc:creator>
              <dc:date>2024-12-10T00:00:00</dc:date>
              <text:p><text:span text:style-name="T1">do row for entry in entries</text:span></text:p>
              <text:p><text:span text:style-name="T1">with+ props=GraphicProperties(fillColor='#d56262',stroke='solid')</text:span></text:p>
            </office:annotation>
          </table:table-cell>
          <table:table-cell table:style-name="ce4" table:formula="of:=&quot;entry.name&quot;" office:value-type="string" office:string-value="entry.name" calcext:value-type="string">
            <text:p>entry.name</text:p>
          </table:table-cell>
          <table:table-cell table:style-name="ce4" table:formula="of:=&quot;entry.value&quot;" office:value-type="string" office:string-value="entry.value" calcext:value-type="string">
            <text:p>entry.value</text:p>
          </table:table-cell>
        </table:table-row>
      </table:table>
      <table:table table:name="Pie" table:style-name="ta1">
        <table:shapes>
          <draw:frame draw:z-index="0" draw:name="B2-C3-entries" draw:style-name="gr1" draw:text-style-name="P1" svg:width="12.21cm" svg:height="6.412cm" svg:x="7.326cm" svg:y="0.705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Name</text:p>
          </table:table-cell>
          <table:table-cell table:style-name="ce5" office:value-type="string" calcext:value-type="string">
            <text:p>%</text:p>
          </table:table-cell>
        </table:table-row>
        <table:table-row table:style-name="ro1">
          <table:table-cell>
            <office:annotation office:display="true" draw:style-name="gr3" draw:text-style-name="P2" svg:width="3.945cm" svg:height="0.541cm" svg:x="2.272cm" svg:y="1.734cm" draw:caption-point-x="-1.278cm" draw:caption-point-y="-0.821cm">
              <dc:creator>Unknown Author</dc:creator>
              <dc:date>2024-12-10T00:00:00</dc:date>
              <text:p><text:span text:style-name="T1">do row for entry in entries</text:span></text:p>
            </office:annotation>
          </table:table-cell>
          <table:table-cell table:style-name="ce4" table:formula="of:=&quot;entry.name&quot;" office:value-type="string" office:string-value="entry.name" calcext:value-type="string">
            <text:p>entry.name</text:p>
          </table:table-cell>
          <table:table-cell table:style-name="ce4" table:formula="of:=&quot;entry.value&quot;" office:value-type="string" office:string-value="entry.value" calcext:value-type="string">
            <text:p>entry.val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B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B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9">00/00/0000</text:date>, <text:time style:data-style-name="N2" text:time-value="22:42:54.5106152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9T14:23:09.263919825</meta:creation-date>
    <dc:date>2024-12-29T22:43:03.634993304</dc:date>
    <meta:editing-duration>PT3H9M48S</meta:editing-duration>
    <meta:editing-cycles>30</meta:editing-cycles>
    <meta:generator>LibreOffice/24.2.7.2$Linux_X86_64 LibreOffice_project/420$Build-2</meta:generator>
    <meta:document-statistic meta:table-count="2" meta:cell-count="8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788cm" svg:height="6.431cm" xlink:href=".." xlink:type="simple" chart:class="chart:bar" chart:style-name="ch1">
        <chart:legend chart:legend-position="end" svg:x="0cm" svg:y="0cm" style:legend-expansion="high" chart:style-name="ch2"/>
        <chart:plot-area chart:style-name="ch3" svg:x="0.255cm" svg:y="0.128cm" svg:width="12.068cm" svg:height="6.175cm">
          <chart:coordinate-region svg:x="0.876cm" svg:y="0.301cm" svg:width="11.447cm" svg:height="5.8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211cm" svg:height="6.413cm" xlink:href=".." xlink:type="simple" chart:class="chart:circle" chart:style-name="ch1">
        <chart:legend chart:legend-position="end" svg:x="0cm" svg:y="0cm" style:legend-expansion="high" chart:style-name="ch2"/>
        <chart:plot-area chart:style-name="ch3" svg:x="0.35cm" svg:y="0.35cm" svg:width="11.301cm" svg:height="5.713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1.243cm" svg:y="0.35cm" svg:width="9.515cm" svg:height="5.713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